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standard">
      <style:graphic-properties draw:stroke="none" svg:stroke-color="#000000" draw:fill="none" draw:fill-color="#ffffff" fo:min-height="0.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4.3cm" svg:height="1.7cm" svg:x="8.4cm" svg:y="2.2cm">
          <text:p text:style-name="P1"><text:span text:style-name="T1">Delete Employee</text:span></text:p>
          <text:p text:style-name="P1"><text:span text:style-name="T1">Screen Displayed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2" draw:id="id2" draw:layer="layout" svg:width="3.1cm" svg:height="2.85cm" svg:x="3cm" svg:y="5.7cm">
          <text:p text:style-name="P1"><text:span text:style-name="T1">Input </text:span></text:p>
          <text:p text:style-name="P1"><text:span text:style-name="T1">Empoyee</text:span><text:span text:style-name="T1"><text:line-break/></text:span><text:span text:style-name="T1">Info</text:span></text:p>
          <text:p text:style-name="P1"><text:span text:style-name="T1">From</text:span></text:p>
          <text:p text:style-name="P1"><text:span text:style-name="T1">User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3" draw:id="id3" draw:layer="layout" svg:width="2.899cm" svg:height="1.4cm" svg:x="9.1cm" svg:y="6.4cm">
          <text:p text:style-name="P1"><text:span text:style-name="T1">Validate </text:span></text:p>
          <text:p text:style-name="P1"><text:span text:style-name="T1">Employee</text:span></text:p>
          <text:p text:style-name="P1"><text:span text:style-name="T1">Inform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" draw:id="id1" draw:layer="layout" svg:width="4.2cm" svg:height="2.1cm" svg:x="8.5cm" svg:y="10.4cm">
          <text:p text:style-name="P1"><text:span text:style-name="T1">Employee </text:span></text:p>
          <text:p text:style-name="P1"><text:span text:style-name="T1">Info Valid</text:span><text:span text:style-name="T2"> 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svg:x1="12.7cm" svg:y1="11.45cm" svg:x2="12.7cm" svg:y2="11.45cm" draw:start-shape="id1" draw:end-shape="id1" svg:d="M12700 11450z" svg:viewBox="0 0 1 1">
          <text:p/>
        </draw:connector>
        <draw:connector draw:style-name="gr3" draw:text-style-name="P1" draw:layer="layout" svg:x1="8.5cm" svg:y1="11.45cm" svg:x2="4.162cm" svg:y2="8.55cm" draw:start-shape="id1" draw:start-glue-point="5" draw:end-shape="id2" draw:end-glue-point="7" svg:d="M8500 11450h-4338v-2900" svg:viewBox="0 0 4339 2901">
          <text:p/>
        </draw:connector>
        <draw:connector draw:style-name="gr3" draw:text-style-name="P1" draw:layer="layout" svg:x1="5.713cm" svg:y1="7.125cm" svg:x2="9.1cm" svg:y2="7.1cm" draw:start-shape="id2" draw:start-glue-point="6" draw:end-shape="id3" svg:d="M5713 7125h1887v-25h1500" svg:viewBox="0 0 3388 26">
          <text:p/>
        </draw:connector>
        <draw:connector draw:style-name="gr3" draw:text-style-name="P1" draw:layer="layout" svg:x1="10.55cm" svg:y1="3.9cm" svg:x2="10.549cm" svg:y2="6.4cm" draw:start-shape="id4" draw:start-glue-point="8" draw:end-shape="id3" draw:end-glue-point="0" svg:d="M10550 3900v1251h-1v1249" svg:viewBox="0 0 2 2501">
          <text:p/>
        </draw:connector>
        <draw:connector draw:style-name="gr3" draw:text-style-name="P1" draw:layer="layout" svg:x1="10.549cm" svg:y1="7.8cm" svg:x2="10.6cm" svg:y2="10.4cm" draw:start-shape="id3" draw:start-glue-point="2" draw:end-shape="id1" draw:end-glue-point="4" svg:d="M10549 7800v1300h51v1300" svg:viewBox="0 0 52 2601">
          <text:p/>
        </draw:connector>
        <draw:frame draw:style-name="gr4" draw:text-style-name="P4" draw:layer="layout" svg:width="6.6cm" svg:height="1.25cm" svg:x="5.9cm" svg:y="10.75cm">
          <draw:text-box>
            <text:p><text:span text:style-name="T3">No </text:span></text:p>
          </draw:text-box>
        </draw:frame>
        <draw:frame draw:style-name="gr5" draw:text-style-name="P4" draw:layer="layout" svg:width="6.6cm" svg:height="1.15cm" svg:x="13.5cm" svg:y="10.8cm">
          <draw:text-box>
            <text:p><text:span text:style-name="T3">Yes </text:span></text:p>
          </draw:text-box>
        </draw:frame>
        <draw:line draw:style-name="gr3" draw:text-style-name="P1" draw:layer="layout" svg:x1="12.7cm" svg:y1="11.5cm" svg:x2="16.9cm" svg:y2="11.5cm">
          <text:p/>
        </draw:line>
        <draw:frame draw:style-name="gr5" draw:text-style-name="P4" draw:layer="layout" svg:width="6.6cm" svg:height="1.15cm" svg:x="17cm" svg:y="11.1cm">
          <draw:text-box>
            <text:p><text:span text:style-name="T3">Figure 2.2 </text:span></text:p>
          </draw:text-box>
        </draw:frame>
        <draw:custom-shape draw:style-name="gr1" draw:text-style-name="P2" draw:layer="layout" svg:width="2.9cm" svg:height="1.3cm" svg:x="21.3cm" svg:y="11cm">
          <text:p text:style-name="P1"><text:span text:style-name="T1">Login</text:span></text:p>
          <text:p text:style-name="P1"><text:span text:style-name="T1"><text:s/></text:span><text:span text:style-name="T1">Screen </text:span></text:p>
          <text:p text:style-name="P1"><text:span text:style-name="T1">Displaye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9.5cm" svg:y1="11.5cm" svg:x2="21.8cm" svg:y2="11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5T01:27:59.889000000</meta:creation-date>
    <dc:date>2014-12-05T02:03:50.448000000</dc:date>
    <meta:editing-duration>PT20M40S</meta:editing-duration>
    <meta:editing-cycles>2</meta:editing-cycles>
    <meta:generator>LibreOffice/4.2.6.3$Windows_x86 LibreOffice_project/3fd416d4c6db7d3204c17ce57a1d70f6e531ee21</meta:generator>
    <meta:document-statistic meta:object-count="15"/>
  </office:meta>
</office:document-meta>
</file>